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4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4839in"/>
    </style:style>
    <style:style style:name="co4" style:family="table-column">
      <style:table-column-properties fo:break-before="auto" style:column-width="1.0898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0.7563in"/>
    </style:style>
    <style:style style:name="co7" style:family="table-column">
      <style:table-column-properties fo:break-before="auto" style:column-width="0.9173in"/>
    </style:style>
    <style:style style:name="co8" style:family="table-column">
      <style:table-column-properties fo:break-before="auto" style:column-width="0.4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or graphing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Policy</text:p>
            <draw:frame table:end-cell-address="'for graphing'.M44" table:end-x="0.3047in" table:end-y="0.0835in" draw:z-index="0" draw:style-name="gr1" svg:width="11.1764in" svg:height="7.6783in" svg:x="0.0433in" svg:y="0.0209in">
              <draw:object draw:notify-on-update-of-ranges="'for graphing'.A2:'for graphing'.A5 'for graphing'.B1:'for graphing'.B1 'for graphing'.B2:'for graphing'.B5 'for graphing'.C1:'for graphing'.C1 'for graphing'.C2:'for graphing'.C5 'for graphing'.D1:'for graphing'.D1 'for graphing'.D2:'for graphing'.D5 'for graphing'.E1:'for graphing'.E1 'for graphing'.E2:'for graphing'.E5 'for graphing'.F1:'for graphing'.F1 'for graphing'.F2:'for graphing'.F5 'for graphing'.G1:'for graphing'.G1 'for graphing'.G2:'for graphing'.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25-&gt;4</text:p>
          </table:table-cell>
          <table:table-cell office:value-type="string">
            <text:p>9-&gt;4</text:p>
          </table:table-cell>
          <table:table-cell office:value-type="string">
            <text:p>23-&gt;4</text:p>
          </table:table-cell>
          <table:table-cell office:value-type="string">
            <text:p>11-&gt;4</text:p>
          </table:table-cell>
          <table:table-cell office:value-type="string">
            <text:p>22-&gt;4</text:p>
          </table:table-cell>
          <table:table-cell office:value-type="string">
            <text:p>13-&gt;4</text:p>
          </table:table-cell>
        </table:table-row>
        <table:table-row table:style-name="ro1">
          <table:table-cell office:value-type="string">
            <text:p>LARGE TABLE</text:p>
          </table:table-cell>
          <table:table-cell office:value-type="float" office:value="73.28">
            <text:p>73.28</text:p>
          </table:table-cell>
          <table:table-cell office:value-type="float" office:value="69.31">
            <text:p>69.31</text:p>
          </table:table-cell>
          <table:table-cell office:value-type="float" office:value="67.5">
            <text:p>67.5</text:p>
          </table:table-cell>
          <table:table-cell office:value-type="float" office:value="57.4">
            <text:p>57.4</text:p>
          </table:table-cell>
          <table:table-cell office:value-type="float" office:value="55.59">
            <text:p>55.59</text:p>
          </table:table-cell>
          <table:table-cell office:value-type="float" office:value="52.72">
            <text:p>52.72</text:p>
          </table:table-cell>
        </table:table-row>
        <table:table-row table:style-name="ro1">
          <table:table-cell office:value-type="string">
            <text:p>DROP_WORST</text:p>
          </table:table-cell>
          <table:table-cell office:value-type="float" office:value="33.93">
            <text:p>33.93</text:p>
          </table:table-cell>
          <table:table-cell office:value-type="float" office:value="60">
            <text:p>60</text:p>
          </table:table-cell>
          <table:table-cell office:value-type="float" office:value="39.35">
            <text:p>39.35</text:p>
          </table:table-cell>
          <table:table-cell office:value-type="float" office:value="18.84">
            <text:p>18.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49.82">
            <text:p>49.82</text:p>
          </table:table-cell>
          <table:table-cell office:value-type="float" office:value="58.7">
            <text:p>58.7</text:p>
          </table:table-cell>
          <table:table-cell office:value-type="float" office:value="0">
            <text:p>0</text:p>
          </table:table-cell>
          <table:table-cell office:value-type="float" office:value="22.83">
            <text:p>22.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IFO</text:p>
          </table:table-cell>
          <table:table-cell office:value-type="float" office:value="2.9">
            <text:p>2.9</text:p>
          </table:table-cell>
          <table:table-cell table:number-columns-repeated="4" office:value-type="float" office:value="0">
            <text:p>0</text:p>
          </table:table-cell>
          <table:table-cell office:value-type="float" office:value="3.26">
            <text:p>3.26</text:p>
          </table:table-cell>
        </table:table-row>
      </table:table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>
            <text:p>pair</text:p>
          </table:table-cell>
          <table:table-cell office:value-type="string">
            <text:p>LARGE TABLE</text:p>
          </table:table-cell>
          <table:table-cell office:value-type="string">
            <text:p>DROP_WORST</text:p>
          </table:table-cell>
          <table:table-cell office:value-type="string">
            <text:p>FIFO</text:p>
          </table:table-cell>
          <table:table-cell office:value-type="string">
            <text:p>LIFO</text:p>
          </table:table-cell>
          <table:table-cell/>
          <table:table-cell office:value-type="string">
            <text:p>pair</text:p>
          </table:table-cell>
        </table:table-row>
        <table:table-row table:style-name="ro1">
          <table:table-cell office:value-type="string">
            <text:p>25-&gt;4</text:p>
          </table:table-cell>
          <table:table-cell office:value-type="float" office:value="73.28">
            <text:p>73.28</text:p>
          </table:table-cell>
          <table:table-cell office:value-type="float" office:value="33.93">
            <text:p>33.93</text:p>
          </table:table-cell>
          <table:table-cell office:value-type="float" office:value="49.82">
            <text:p>49.82</text:p>
          </table:table-cell>
          <table:table-cell office:value-type="float" office:value="2.9">
            <text:p>2.9</text:p>
          </table:table-cell>
          <table:table-cell/>
          <table:table-cell office:value-type="string">
            <text:p>25-&gt;4</text:p>
          </table:table-cell>
        </table:table-row>
        <table:table-row table:style-name="ro1">
          <table:table-cell office:value-type="string">
            <text:p>9-&gt;4</text:p>
          </table:table-cell>
          <table:table-cell office:value-type="float" office:value="69.31">
            <text:p>69.31</text:p>
          </table:table-cell>
          <table:table-cell office:value-type="float" office:value="60">
            <text:p>60</text:p>
          </table:table-cell>
          <table:table-cell office:value-type="float" office:value="58.7">
            <text:p>58.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-&gt;4</text:p>
          </table:table-cell>
        </table:table-row>
        <table:table-row table:style-name="ro1">
          <table:table-cell office:value-type="string">
            <text:p>23-&gt;4</text:p>
          </table:table-cell>
          <table:table-cell office:value-type="float" office:value="67.5">
            <text:p>67.5</text:p>
          </table:table-cell>
          <table:table-cell office:value-type="float" office:value="39.35">
            <text:p>39.3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3-&gt;4</text:p>
          </table:table-cell>
        </table:table-row>
        <table:table-row table:style-name="ro1">
          <table:table-cell office:value-type="string">
            <text:p>11-&gt;4</text:p>
          </table:table-cell>
          <table:table-cell office:value-type="float" office:value="57.4">
            <text:p>57.4</text:p>
          </table:table-cell>
          <table:table-cell office:value-type="float" office:value="18.84">
            <text:p>18.84</text:p>
          </table:table-cell>
          <table:table-cell office:value-type="float" office:value="22.83">
            <text:p>22.8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-&gt;4</text:p>
          </table:table-cell>
        </table:table-row>
        <table:table-row table:style-name="ro1">
          <table:table-cell office:value-type="string">
            <text:p>22-&gt;4</text:p>
          </table:table-cell>
          <table:table-cell office:value-type="float" office:value="55.59">
            <text:p>55.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22-&gt;4</text:p>
          </table:table-cell>
        </table:table-row>
        <table:table-row table:style-name="ro1">
          <table:table-cell office:value-type="string">
            <text:p>13-&gt;4</text:p>
          </table:table-cell>
          <table:table-cell office:value-type="float" office:value="52.72">
            <text:p>52.72</text:p>
          </table:table-cell>
          <table:table-cell table:number-columns-repeated="2" office:value-type="float" office:value="0">
            <text:p>0</text:p>
          </table:table-cell>
          <table:table-cell office:value-type="float" office:value="3.26">
            <text:p>3.26</text:p>
          </table:table-cell>
          <table:table-cell/>
          <table:table-cell office:value-type="string">
            <text:p>13-&gt;4</text:p>
          </table:table-cell>
        </table:table-row>
        <table:table-row table:style-name="ro1">
          <table:table-cell/>
          <table:table-cell office:value-type="float" office:value="62.63">
            <text:p>62.63</text:p>
          </table:table-cell>
          <table:table-cell office:value-type="float" office:value="25.35">
            <text:p>25.35</text:p>
          </table:table-cell>
          <table:table-cell office:value-type="float" office:value="21.89">
            <text:p>21.89</text:p>
          </table:table-cell>
          <table:table-cell office:value-type="float" office:value="1.03">
            <text:p>1.0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rc</text:p>
          </table:table-cell>
          <table:table-cell office:value-type="string">
            <text:p>Data-3620</text:p>
          </table:table-cell>
          <table:table-cell office:value-type="string">
            <text:p>Data-3628</text:p>
          </table:table-cell>
          <table:table-cell office:value-type="string">
            <text:p>Data-3629</text:p>
          </table:table-cell>
          <table:table-cell office:value-type="string">
            <text:p>Data-363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1">08/11/2009</text:date>, <text:time>13:5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8-11T13:54:54</dc:date>
    <meta:editing-duration>PT00H21M37S</meta:editing-duration>
    <meta:editing-cycles>3</meta:editing-cycles>
    <meta:document-statistic meta:table-count="2" meta:cell-count="8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4pt" style:font-size-asian="7pt" style:font-size-complex="7pt"/>
    </style:style>
    <style:style style:name="ch3" style:family="chart">
      <style:chart-properties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4pt" style:font-size-asian="9.5pt" style:font-size-complex="9.5pt"/>
    </style:style>
    <style:style style:name="ch5" style:family="chart">
      <style:text-properties fo:font-size="20pt" style:font-size-asian="7.80000019073486pt" style:font-size-complex="7.80000019073486pt"/>
    </style:style>
    <style:style style:name="ch6" style:family="chart" style:data-style-name="N0">
      <style:chart-properties chart:display-label="true" chart:logarithmic="false" chart:maximum="100" chart:reverse-direction="false" text:line-break="false" chart:visible="true"/>
      <style:graphic-properties svg:stroke-color="#b3b3b3"/>
      <style:text-properties fo:font-size="9.49520492553711pt" style:font-size-asian="9.49520492553711pt" style:font-size-complex="9.49520492553711pt"/>
    </style:style>
    <style:style style:name="ch7" style:family="chart">
      <style:chart-properties style:rotation-angle="90"/>
      <style:text-properties fo:font-size="20pt" style:font-size-asian="7.80000019073486pt" style:font-size-complex="7.80000019073486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7.12140417098999pt" style:font-size-asian="7.12140417098999pt" style:font-size-complex="7.12140417098999pt"/>
    </style:style>
    <style:style style:name="ch10" style:family="chart">
      <style:graphic-properties draw:stroke="solid" draw:fill-color="#ff420e" dr3d:edge-rounding="0%"/>
      <style:text-properties fo:font-size="7.12140417098999pt" style:font-size-asian="7.12140417098999pt" style:font-size-complex="7.12140417098999pt"/>
    </style:style>
    <style:style style:name="ch11" style:family="chart">
      <style:graphic-properties draw:stroke="solid" draw:fill-color="#ffd320" dr3d:edge-rounding="0%"/>
      <style:text-properties fo:font-size="7.12140417098999pt" style:font-size-asian="7.12140417098999pt" style:font-size-complex="7.12140417098999pt"/>
    </style:style>
    <style:style style:name="ch12" style:family="chart">
      <style:graphic-properties draw:stroke="solid" draw:fill-color="#579d1c" dr3d:edge-rounding="0%"/>
      <style:text-properties fo:font-size="7.12140417098999pt" style:font-size-asian="7.12140417098999pt" style:font-size-complex="7.12140417098999pt"/>
    </style:style>
    <style:style style:name="ch13" style:family="chart">
      <style:graphic-properties draw:stroke="solid" draw:fill-color="#7e0021" dr3d:edge-rounding="0%"/>
      <style:text-properties fo:font-size="7.12140417098999pt" style:font-size-asian="7.12140417098999pt" style:font-size-complex="7.12140417098999pt"/>
    </style:style>
    <style:style style:name="ch14" style:family="chart">
      <style:graphic-properties draw:stroke="solid" draw:fill-color="#83caff" dr3d:edge-rounding="0%"/>
      <style:text-properties fo:font-size="7.12140417098999pt" style:font-size-asian="7.12140417098999pt" style:font-size-complex="7.12140417098999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8.389cm" svg:height="19.504cm" chart:class="chart:bar" chart:style-name="ch1">
        <chart:legend chart:legend-position="end" svg:x="25.364cm" svg:y="7.623cm" chart:style-name="ch2"/>
        <chart:plot-area chart:style-name="ch3" table:cell-range-address="'for graphing'.A1:'for graphing'.G5" chart:data-source-has-labels="both" svg:x="0.933cm" svg:y="0.39cm" svg:width="23.865cm" svg:height="18.145cm">
          <chart:axis chart:dimension="x" chart:name="primary-x" chart:style-name="ch4">
            <chart:title svg:x="11.061cm" svg:y="17.929cm" chart:style-name="ch5">
              <text:p>Eviction policy</text:p>
            </chart:title>
            <chart:categories table:cell-range-address="'for graphing'.A2:'for graphing'.A5"/>
          </chart:axis>
          <chart:axis chart:dimension="y" chart:name="primary-y" chart:style-name="ch6">
            <chart:title svg:x="0.568cm" svg:y="11.782cm" chart:style-name="ch7">
              <text:p>Delivery Ratio(%)</text:p>
            </chart:title>
            <chart:grid chart:style-name="ch8" chart:class="major"/>
          </chart:axis>
          <chart:series chart:style-name="ch9" chart:values-cell-range-address="'for graphing'.B2:'for graphing'.B5" chart:label-cell-address="'for graphing'.B1:'for graphing'.B1" chart:class="chart:bar">
            <chart:data-point chart:repeated="4"/>
          </chart:series>
          <chart:series chart:style-name="ch10" chart:values-cell-range-address="'for graphing'.C2:'for graphing'.C5" chart:label-cell-address="'for graphing'.C1:'for graphing'.C1" chart:class="chart:bar">
            <chart:data-point chart:repeated="4"/>
          </chart:series>
          <chart:series chart:style-name="ch11" chart:values-cell-range-address="'for graphing'.D2:'for graphing'.D5" chart:label-cell-address="'for graphing'.D1:'for graphing'.D1" chart:class="chart:bar">
            <chart:data-point chart:repeated="4"/>
          </chart:series>
          <chart:series chart:style-name="ch12" chart:values-cell-range-address="'for graphing'.E2:'for graphing'.E5" chart:label-cell-address="'for graphing'.E1:'for graphing'.E1" chart:class="chart:bar">
            <chart:data-point chart:repeated="4"/>
          </chart:series>
          <chart:series chart:style-name="ch13" chart:values-cell-range-address="'for graphing'.F2:'for graphing'.F5" chart:label-cell-address="'for graphing'.F1:'for graphing'.F1" chart:class="chart:bar">
            <chart:data-point chart:repeated="4"/>
          </chart:series>
          <chart:series chart:style-name="ch14" chart:values-cell-range-address="'for graphing'.G2:'for graphing'.G5" chart:label-cell-address="'for graphing'.G1:'for graphing'.G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or graphing'.B1:'for graphing'.B1">25-&gt;4</text:p>
              </table:table-cell>
              <table:table-cell office:value-type="string">
                <text:p text:id="'for graphing'.C1:'for graphing'.C1">9-&gt;4</text:p>
              </table:table-cell>
              <table:table-cell office:value-type="string">
                <text:p text:id="'for graphing'.D1:'for graphing'.D1">23-&gt;4</text:p>
              </table:table-cell>
              <table:table-cell office:value-type="string">
                <text:p text:id="'for graphing'.E1:'for graphing'.E1">11-&gt;4</text:p>
              </table:table-cell>
              <table:table-cell office:value-type="string">
                <text:p text:id="'for graphing'.F1:'for graphing'.F1">22-&gt;4</text:p>
              </table:table-cell>
              <table:table-cell office:value-type="string">
                <text:p text:id="'for graphing'.G1:'for graphing'.G1">13-&gt;4</text:p>
              </table:table-cell>
            </table:table-row>
          </table:table-header-rows>
          <table:table-rows>
            <table:table-row>
              <table:table-cell office:value-type="string">
                <text:p text:id="'for graphing'.A2:'for graphing'.A5">LARGE TABLE</text:p>
              </table:table-cell>
              <table:table-cell office:value-type="float" office:value="73.28">
                <text:p text:id="'for graphing'.B2:'for graphing'.B5">73.28</text:p>
              </table:table-cell>
              <table:table-cell office:value-type="float" office:value="69.31">
                <text:p text:id="'for graphing'.C2:'for graphing'.C5">69.31</text:p>
              </table:table-cell>
              <table:table-cell office:value-type="float" office:value="67.5">
                <text:p text:id="'for graphing'.D2:'for graphing'.D5">67.5</text:p>
              </table:table-cell>
              <table:table-cell office:value-type="float" office:value="57.4">
                <text:p text:id="'for graphing'.E2:'for graphing'.E5">57.4</text:p>
              </table:table-cell>
              <table:table-cell office:value-type="float" office:value="55.59">
                <text:p text:id="'for graphing'.F2:'for graphing'.F5">55.59</text:p>
              </table:table-cell>
              <table:table-cell office:value-type="float" office:value="52.72">
                <text:p text:id="'for graphing'.G2:'for graphing'.G5">52.72</text:p>
              </table:table-cell>
            </table:table-row>
            <table:table-row>
              <table:table-cell office:value-type="string">
                <text:p>DROP_WORST</text:p>
              </table:table-cell>
              <table:table-cell office:value-type="float" office:value="33.93">
                <text:p>33.93</text:p>
              </table:table-cell>
              <table:table-cell office:value-type="float" office:value="60">
                <text:p>60</text:p>
              </table:table-cell>
              <table:table-cell office:value-type="float" office:value="39.35">
                <text:p>39.35</text:p>
              </table:table-cell>
              <table:table-cell office:value-type="float" office:value="18.84">
                <text:p>18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49.82">
                <text:p>49.82</text:p>
              </table:table-cell>
              <table:table-cell office:value-type="float" office:value="58.7">
                <text:p>58.7</text:p>
              </table:table-cell>
              <table:table-cell office:value-type="float" office:value="0">
                <text:p>0</text:p>
              </table:table-cell>
              <table:table-cell office:value-type="float" office:value="22.83">
                <text:p>22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FO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6">
                <text:p>3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